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solid" style:text-underline-width="auto" style:text-underline-color="font-color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8</text:p>
      <text:p text:style-name="P2">Month<text:tab/><text:tab/><text:tab/><text:tab/><text:tab/><text:tab/></text:p>
      <text:p text:style-name="P2">Year<text:tab/><text:tab/><text:tab/><text:tab/><text:tab/><text:tab/>1888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ewish religious school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About Phila Jewish schools 88/</text:p>
      <text:p text:style-name="P6"/>
      <text:p text:style-name="P5">[Page 1]</text:p>
      <text:p text:style-name="P5">What brought a <text:span text:style-name="T2">large</text:span><text:span text:style-name="T5"> vast number of Jewish men/ and women together in the afternoon of last Sunday?/ <text:s/>The building </text:span><text:span text:style-name="T2">in</text:span><text:span text:style-name="T5"> where </text:span><text:span text:style-name="T2">they</text:span><text:span text:style-name="T5"> those very many met of their own accord,/ did not exhibit architectural beauties, on which the/ lovers of the Aesthetic might look with </text:span><text:span text:style-name="T2">pleasure</text:span><text:span text:style-name="T5"> delight, nor/ were there carved works, chiselled by masters, and paint-/-ings </text:span><text:span text:style-name="T2">that delight</text:span><text:span text:style-name="T5"> to gratify the taste of the judges of the fine arts. <text:s/>An </text:span><text:span text:style-name="T2">plain,</text:span><text:span text:style-name="T5">/ unadorned and humble dwelling had attracted a throng. <text:s/>Preachers too had/ </text:span><text:span text:style-name="T2">gone there</text:span><text:span text:style-name="T5"> wended their way thither, but not they were the cause of a crowded at-/-tendance. <text:s/>For once </text:span><text:span text:style-name="T2">ordained</text:span><text:span text:style-name="T5"> [?] ministers held back/ their set speeches and carefully rounded sentences, and/ allowed the eloquence of facts, rather than that of/ fancy, to flow unimpeded. <text:s/>Scores of infants of/ both sexes, and </text:span><text:span text:style-name="T2">somewhat older</text:span><text:span text:style-name="T5"> girls </text:span><text:span text:style-name="T2">among the Hebrews,</text:span><text:span text:style-name="T5"> of a somewhat older growth/ made use of their </text:span><text:span text:style-name="T2">deft well trained</text:span><text:span text:style-name="T5"> deft little hands, in exercises that/ quicken the senses and widen the regions of the intellect./ <text:s/>Those young creatures of our race had been furnished/ with fitter rooms than </text:span><text:span text:style-name="T2">were</text:span><text:span text:style-name="T5"> they occupied heretofore, and/ for the first time they entered a house rented for/ their accomodation[sic!], and for other purposes religiously/ important and temporally useful./</text:span></text:p>
      <text:p text:style-name="P5"><text:span text:style-name="T5"/></text:p>
      <text:p text:style-name="P5"><text:span text:style-name="T5">[Page 2]</text:span></text:p>
      <text:p text:style-name="P5"><text:span text:style-name="T5">The Kindergarten system which </text:span><text:span text:style-name="T2">justly</text:span><text:span text:style-name="T5"> sensibly plays/ </text:span><text:span text:style-name="T2">an important</text:span><text:span text:style-name="T5"> prominent part </text:span><text:span text:style-name="T2">in our</text:span><text:span text:style-name="T5"> now a days in elementary teachings,/ </text:span><text:span text:style-name="T2">and</text:span><text:span text:style-name="T5"> together with </text:span><text:span text:style-name="T2">plentiful</text:span><text:span text:style-name="T5"> household </text:span><text:span text:style-name="T2">training tender management</text:span><text:span text:style-name="T5"> training, </text:span><text:soft-page-break/><text:span text:style-name="T5">which--we must hope--may/ finally dispel ill-founded prejudices and elevate the/ position of a domestic in respectable families,/ are pursued in that hired building under the/ direction of unmarried daughters in Israel. <text:s/>One/ cannot sufficiently praise the zeal of those Jewesses, and because/ devotion to </text:span><text:span text:style-name="T2">a harmonizing</text:span><text:span text:style-name="T5"> an ennobling object must arouse/ public sympathy, therefore last Sundays' recept-/-ion in the new premises, rewarded the unselfish/ labor of the persons who gave it. <text:s/>The President/ and all her coworkers saw in the </text:span><text:span text:style-name="T2">vast</text:span><text:span text:style-name="T5"> large assemblage/ interested in the children's exercises a merited recognition, and the encou-/-raging promise of support. <text:s/>This will be/ granted, and they </text:span><text:span text:style-name="T2">really</text:span><text:span text:style-name="T5"> rightly understand what is </text:span><text:span text:style-name="T2">greatly</text:span><text:span text:style-name="T5"> much/ needed, who offer of their means to institutions of/ that kind and of a kindred nature in the Southern/ portion of our city. <text:s/>A casual visit through/ its surroundings will substantiate what I plainly state,/ with</text:span><text:span text:style-name="T2">out the least tint of prejudice</text:span><text:span text:style-name="T5"> a perfect freedom from bias, and simply/ out of </text:span><text:span text:style-name="T2">love for</text:span><text:span text:style-name="T5"> an equal wish for the welfare of my religion and people./</text:span></text:p>
      <text:p text:style-name="P5"><text:span text:style-name="T5"/></text:p>
      <text:p text:style-name="P5"><text:span text:style-name="T5">[Page 3]</text:span></text:p>
      <text:p text:style-name="P5"><text:span text:style-name="T5">A melancholy occasion took me to that/ neighborhood last Sabbath morning, and I felt pained at/ heart, while I walked and observed. <text:s/>Aside/ from the open and almost universal desperation/ of the day of the Decalogue among brethren/ who but a very short time ago bore a galling/ oppression by reason of their race and belief,/ I contemplated the condition of </text:span><text:span text:style-name="T2">small man children the very young offspring</text:span><text:span text:style-name="T5"> small children/ of those same foreign coreligionists, following menial/ occupations, hollowing as they hauked[sic!], in ignorance/ of a correct language and an elevating trade. <text:s/>I/ thought earnestly, and asked myself whether the/ honor of our faith does not imperatively demand/ that we shall endeavour to raise that fast growing/ element from its lowliness, by infusing into it a sense of/ self-esteem. <text:s/>I reasoned thus; if we could but broaden/ the sphere of the Kindergarten, continuing to educate/ the eye and the hand of the male offspring of our/ fellow-believers, we might rear a generation of/ men that would redeem the name of Israel/ in America from many an aspersion cast upon it./</text:span></text:p>
      <text:p text:style-name="P5"><text:span text:style-name="T5"/></text:p>
      <text:p text:style-name="P5"><text:span text:style-name="T5">[Page 4]</text:span></text:p>
      <text:p text:style-name="P5"><text:span text:style-name="T5">My hearers know </text:span><text:span text:style-name="T2">by</text:span><text:span text:style-name="T5"> that mainly by/ the </text:span><text:span text:style-name="T2">determined</text:span><text:span text:style-name="T5"> steadfast will of a member of this congregation;/ industrial schools were established in two different localities./ <text:s/>The success has not altogether equalled[sic!] the ef-/-forts, but what of that? <text:s/>Are we to become/ dispirited; lose courage, because we have been </text:span><text:span text:style-name="T2">foold</text:span><text:span text:style-name="T5"> foiled/ in some of our anticipations? <text:s/>To persevere in what is good,/ despite obstacles, is manliness, to conquer in/ the face of impediments, is true heroism. <text:s/>In this/ Northern locality, the </text:span><text:span text:style-name="T2">teaching of person</text:span><text:span text:style-name="T5"> training of lads into callings which/ some of our most renowned sages historically pursued and highly/ recommended, may have </text:span><text:span text:style-name="T2">gone</text:span><text:span text:style-name="T5"> remained unappreciated, but/ where thousands of Israelites, born in benighted countries,/ now congregate, that tuition may reawaken the/ ancient spirit; excite a love for what the Rabbis </text:span><text:span text:style-name="T2">call</text:span><text:span text:style-name="T5"> term/ honorable--handicraft [Hebrew] and the absence of which they deprecate in the strongest terms [Hebrew]. <text:s/>At all events, I hold/ it as our bounden duty to leave nothing untried/ towards the accomplishment of that object. <text:s/>In the/ language of the Talmudists I say: [Hebrew] Thou art not ex-/-pected to complete the undertaking singly, but neither/ art thou exempt from the obligation of busying/ thyself concerning it./</text:span></text:p>
      <text:p text:style-name="P5"><text:span text:style-name="T5"/></text:p>
      <text:p text:style-name="P5"><text:span text:style-name="T5">[Page 5]</text:span></text:p>
      <text:p text:style-name="P5"><text:span text:style-name="T5">And those Philadelphia Israelites who have dispensed liberally of/ their wealth to mitigate the suffering of bodily/ ailments, will </text:span><text:span text:style-name="T2">deny</text:span><text:span text:style-name="T5"> they refuse to act generously </text:span><text:span text:style-name="T2">in order</text:span><text:span text:style-name="T5"> to/ lessen a moral disease, </text:span><text:span text:style-name="T2">on</text:span><text:span text:style-name="T5"> which is upon the increase? <text:s/>I mean, the evil/ of a generation of peddlers uncultured and unameri-/-canized? <text:s/>Never should the charge of a Jewish in-/-capacity to conceive the existence of </text:span><text:span text:style-name="T2">moral and spi-</text:span><text:span text:style-name="T5"> intellectual/ </text:span><text:span text:style-name="T2">=ritual</text:span><text:span text:style-name="T5"> wants, be brought against us. <text:s/>I long to/ disprove it </text:span><text:span text:style-name="T2">by</text:span><text:span text:style-name="T5"> through the cooperation of the rich and </text:span><text:span text:style-name="T2">the intelligent</text:span><text:span text:style-name="T5"> philanthropic, that will draw</text:span><text:span text:style-name="T2">ing</text:span><text:span text:style-name="T5"> out of its environments that/ generation and </text:span><text:span text:style-name="T2">aft</text:span><text:span text:style-name="T5"> uplift it to a higher plane, still within/ the pale of Judaism. <text:s/>For that purpose, alike/ religious and </text:span><text:span text:style-name="T2">mechanical</text:span><text:span text:style-name="T5"> industrial </text:span><text:span text:style-name="T2">teachings</text:span><text:span text:style-name="T5"> instruction must/ be imparted. <text:s/>Nothing daunted by the war con-/-</text:span><text:soft-page-break/><text:span text:style-name="T5">stantly waged on certain Hebrew pulpits against/ the Hebrew language, as effete, </text:span><text:span text:style-name="T2">dead</text:span><text:span text:style-name="T5"> exploded, of no efficacy/ and advantage, we must preserve it. <text:s/>The holiest me-/-mories of the past, and the dearest interest of the/ future to those who believe in the solidarity of our/ race [Hebrew] bid us </text:span><text:span text:style-name="T2">preserve it cherish it Therefore</text:span><text:span text:style-name="T5"> keep it alive among our progeny. <text:s/>Hence a building/ might </text:span><text:span text:style-name="T2">consequently</text:span><text:span text:style-name="T5"> be purchased, and </text:span><text:span text:style-name="T2">divided</text:span><text:span text:style-name="T5"> arranged in/ many compartments </text:span><text:span text:style-name="T2">suitably</text:span><text:span text:style-name="T5"> agreeably to our comprehensive/ plan. <text:s/>It should </text:span><text:span text:style-name="T2">be a veritable </text:span><text:span text:style-name="T3">[?]</text:span><text:span text:style-name="T6"> </text:span><text:span text:style-name="T4">constitute</text:span><text:span text:style-name="T6"> present a well combined division of work./</text:span></text:p>
      <text:p text:style-name="P5"><text:span text:style-name="T6"/></text:p>
      <text:p text:style-name="P5"><text:span text:style-name="T6">[Page 6]</text:span></text:p>
      <text:p text:style-name="P5"><text:span text:style-name="T6">For </text:span><text:span text:style-name="T4">there also</text:span><text:span text:style-name="T6"> besides the cultivation of the sacred language and that of mechanical trades, </text:span><text:span text:style-name="T4">there should exist also</text:span><text:span text:style-name="T6"> in </text:span><text:span text:style-name="T4">that spot,</text:span><text:span text:style-name="T6"> those premises, our Sewing and Sunday schools/ should offer there also spacious and well ventilated rooms/ for </text:span><text:span text:style-name="T4">its</text:span><text:span text:style-name="T6"> their ever crowding attendants. <text:s/>Philadelphia/ Israelites. <text:s/>On the night of the third of March/ of this year, a celebration not to be forgotten/ was held in our magnificent Academy of music./ <text:s/>The assemblage </text:span><text:span text:style-name="T4">was</text:span><text:span text:style-name="T6"> of men and women of our peo-/-ple was unprecedently[sic!] </text:span><text:span text:style-name="T4">large</text:span><text:span text:style-name="T6"> vast. <text:s/>The orators arose/ equal to the memorable Jubilee. <text:s/>Enthusiasm/ prevailed, and </text:span><text:span text:style-name="T4">I anticipated,</text:span><text:span text:style-name="T6"> as an immediate/ result of the festivity which recalled the founding of/ an educational institution in our midst, I anticipated the speedy realization/ of the aim in view. <text:s/>I shall not venture/ an opinion as to the failure in raising upon the/ very spot an adequate sum to effect a high/ purpose. <text:s/>Perhaps it was wise not to go in/ quest thereof at that meeting, lest strangers/ to our faith deem</text:span><text:span text:style-name="T4">ed</text:span><text:span text:style-name="T6"> the action undignified. <text:s/>But/ this it behooves me </text:span><text:span text:style-name="T4">now to say</text:span><text:span text:style-name="T6"> unequivocally </text:span><text:span text:style-name="T4">plainly</text:span><text:span text:style-name="T6"> to tell. <text:s/>The Southern Sunday/ School, where </text:span><text:span text:style-name="T4">an ever</text:span><text:span text:style-name="T6"> swelling number of our young/ sons and daughters have been wont to gather for instruction,/</text:span></text:p>
      <text:p text:style-name="P5"><text:span text:style-name="T6"/></text:p>
      <text:p text:style-name="P5"><text:span text:style-name="T6">[Page 7]</text:span></text:p>
      <text:p text:style-name="P5"><text:span text:style-name="T6">has long been condemned </text:span><text:span text:style-name="T4">is</text:span><text:span text:style-name="T6"> as unqualifiedly/ unsuitable. <text:s/>It has now been sold, and we/ need not lament the circumstance, though we/ may regret that the sacred </text:span><text:span text:style-name="T4">purpose</text:span><text:span text:style-name="T6"> object for which/ it was procured, will suffer by reason of that/ purchase. <text:s/>A synagogue in such a place and/ under such auspices as its services will be per-/-formed, cannot be calculated to glorify Israel/ and Israel's God. <text:s/>At all events, we must </text:span><text:span text:style-name="T4">now</text:span><text:span text:style-name="T6">/ forthwith </text:span><text:span text:style-name="T4">seek</text:span><text:span text:style-name="T6"> be active and make provision to secure ano-/-other building, prior to the autumnal season./ <text:s/>Negligence on our part, would be visited as a sin/ because of the deplorable issue it might bring on./ <text:s/>I hold in my hand a card upon which are written/ the names of six children born in our faith that were hired/ into buildings where missionaries play all means/ and opportunities in search of souls. <text:s/>None can possibly/ object to </text:span><text:span text:style-name="T4">their</text:span><text:span text:style-name="T6"> christian ministers seeking to </text:span><text:span text:style-name="T4">deliver</text:span><text:span text:style-name="T6"> save from destruction the/ progeny of the inebriate and the wanton--and they are not a/ few--among trinitarians. <text:s/>Such exertions we will always commend, as social beings and inhabitants of a noble land, but the offspring of monotheists/ we must care for. <text:s/>We must guard them against </text:span><text:span text:style-name="T4">the wiles</text:span><text:span text:style-name="T6"> apostasy,/ </text:span><text:span text:style-name="T4">of propagandists</text:span><text:span text:style-name="T6"> and hold them intelligently in our own fold./</text:span></text:p>
      <text:p text:style-name="P5"><text:span text:style-name="T6"/></text:p>
      <text:p text:style-name="P5"><text:span text:style-name="T6">[Page 8]</text:span></text:p>
      <text:p text:style-name="P5"><text:span text:style-name="T6">In former years I rescued some form the meshes of/ </text:span><text:span text:style-name="T4">apostasy</text:span><text:span text:style-name="T6"> propagandists, and I shall look to the deliverance of/ others, but all who love the Jewish faith must act promptly not to/ encourage recreancy by </text:span><text:span text:style-name="T4">an [?]</text:span><text:span text:style-name="T6"> delay or neglect./ <text:s/>I repeat it. <text:s/>Let it never be said that Philadelphia Israelites/ have thousands for the physical requirements of/ their poor, but not even hundreds for their mental, moral/ and spiritual needs. <text:s/>In the scene which met/ my vision last Sunday afternoon, </text:span><text:span text:style-name="T4">is to me</text:span><text:span text:style-name="T6"> I </text:span><text:span text:style-name="T4">interpret as</text:span><text:span text:style-name="T6"> recognize a rain-/-bow of promise. <text:s/>An appeal to the sentiment of/ my brothers and sisters in faith, when the Almighty/ has blessed with wealth, will elicit a hearty response./ <text:s/>Ere </text:span><text:span text:style-name="T4">a</text:span><text:span text:style-name="T6"> the summer shall have elapsed, a/ commodious structure will be seen in the Southern/ portion of </text:span><text:span text:style-name="T4">Philadelphia</text:span><text:span text:style-name="T6"> our city. <text:s/>It will bear this/ inscription. <text:s/>Schools devoted to the dearest in-/-terests of the Jewish people in Philadelphi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14T13:16:29.11</meta:creation-date>
    <dc:date>2012-08-14T14:15:31.52</dc:date>
    <dc:creator>Penn Libraries</dc:creator>
    <meta:editing-duration>PT00H01M4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78" meta:word-count="1773" meta:character-count="11190"/>
  </office:meta>
</office:document-meta>
</file>